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3" style:family="table">
      <style:table-properties style:width="15.49cm" table:align="left" style:writing-mode="lr-tb"/>
    </style:style>
    <style:style style:name="Таблица3.A" style:family="table-column">
      <style:table-column-properties style:column-width="7.368cm"/>
    </style:style>
    <style:style style:name="Таблица3.B" style:family="table-column">
      <style:table-column-properties style:column-width="8.123cm"/>
    </style:style>
    <style:style style:name="Таблица3.A1" style:family="table-cell">
      <style:table-cell-properties fo:padding="0.097cm" fo:border="none"/>
    </style:style>
    <style:style style:name="Таблица3.B6" style:family="table-cell" style:data-style-name="N0">
      <style:table-cell-properties fo:padding="0.097cm" fo:border="none"/>
    </style:style>
    <style:style style:name="Таблица4" style:family="table">
      <style:table-properties style:width="15.501cm" table:align="margins" style:may-break-between-rows="false" style:writing-mode="lr-tb"/>
    </style:style>
    <style:style style:name="Таблица4.A" style:family="table-column">
      <style:table-column-properties style:column-width="6.1cm" style:rel-column-width="25785*"/>
    </style:style>
    <style:style style:name="Таблица4.B" style:family="table-column">
      <style:table-column-properties style:column-width="9.402cm" style:rel-column-width="39750*"/>
    </style:style>
    <style:style style:name="Таблица4.A1" style:family="table-cell">
      <style:table-cell-properties fo:padding="0.097cm" fo:border="none"/>
    </style:style>
    <style:style style:name="P1" style:family="paragraph" style:parent-style-name="Header">
      <style:text-properties style:font-name="Courier New" fo:language="en" fo:country="US" fo:font-style="italic" fo:font-weight="bold" style:font-style-asian="italic" style:font-weight-asian="bold" style:font-name-complex="Courier New" style:font-style-complex="italic" style:font-weight-complex="bold"/>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start" style:justify-single-word="false" style:writing-mode="lr-tb"/>
      <style:text-properties style:font-name="Verdana" fo:font-size="48pt" fo:language="en" fo:country="US" fo:font-style="italic" fo:font-weight="bold" style:font-size-asian="48pt" style:font-style-asian="italic" style:font-weight-asian="bold" style:font-name-complex="Courier New" style:font-style-complex="italic" style:font-weight-complex="bold"/>
    </style:style>
    <style:style style:name="P5" style:family="paragraph" style:parent-style-name="Text_20_body">
      <style:paragraph-properties fo:text-align="start" style:justify-single-word="false" style:writing-mode="lr-tb"/>
      <style:text-properties style:font-name="Verdana" fo:font-size="60pt" fo:language="en" fo:country="US" fo:font-style="italic" fo:font-weight="bold" style:font-size-asian="60pt" style:font-style-asian="italic" style:font-weight-asian="bold" style:font-name-complex="Courier New" style:font-size-complex="60pt" style:font-style-complex="italic" style:font-weight-complex="bold"/>
    </style:style>
    <style:style style:name="P6" style:family="paragraph" style:parent-style-name="Text_20_body">
      <style:paragraph-properties fo:text-align="end" style:justify-single-word="false" style:writing-mode="lr-tb"/>
      <style:text-properties style:font-name="Verdana" fo:font-size="60pt" fo:language="en" fo:country="US" fo:font-style="italic" fo:font-weight="bold" style:font-size-asian="60pt" style:font-style-asian="italic" style:font-weight-asian="bold" style:font-name-complex="Courier New" style:font-size-complex="60pt" style:font-style-complex="italic" style:font-weight-complex="bold"/>
    </style:style>
    <style:style style:name="P7" style:family="paragraph" style:parent-style-name="Text_20_body">
      <style:paragraph-properties fo:text-align="center" style:justify-single-word="false" style:writing-mode="lr-tb"/>
      <style:text-properties style:font-name="Georgia" fo:font-size="24pt" fo:language="en" fo:country="US" fo:font-weight="bold" style:font-size-asian="24pt" style:font-weight-asian="bold" style:font-size-complex="24pt" style:font-weight-complex="bold"/>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fo:text-align="start"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10"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11" style:family="paragraph" style:parent-style-name="Standard">
      <style:paragraph-properties fo:text-align="center" style:justify-single-word="false" style:writing-mode="lr-tb"/>
      <style:text-properties style:font-name="Georgia" fo:font-size="18pt" fo:language="en" fo:country="US" style:text-underline-style="none" fo:font-weight="bold" style:font-size-asian="18pt" style:font-weight-asian="bold" style:font-size-complex="18pt" style:font-weight-complex="bold"/>
    </style:style>
    <style:style style:name="P12" style:family="paragraph" style:parent-style-name="Standard">
      <style:paragraph-properties fo:text-align="center" style:justify-single-word="false" style:writing-mode="lr-tb"/>
    </style:style>
    <style:style style:name="P13" style:family="paragraph" style:parent-style-name="Heading_20_3">
      <style:paragraph-properties style:writing-mode="lr-tb"/>
      <style:text-properties fo:language="en" fo:country="US"/>
    </style:style>
    <style:style style:name="P14" style:family="paragraph" style:parent-style-name="Текст_20_абазца">
      <style:paragraph-properties style:writing-mode="lr-tb"/>
    </style:style>
    <style:style style:name="P15" style:family="paragraph" style:parent-style-name="Текст_20_абазца">
      <style:paragraph-properties style:writing-mode="lr-tb"/>
      <style:text-properties fo:language="en" fo:country="US"/>
    </style:style>
    <style:style style:name="P16" style:family="paragraph" style:parent-style-name="Footnote">
      <style:paragraph-properties style:writing-mode="lr-tb"/>
    </style:style>
    <style:style style:name="P17" style:family="paragraph" style:parent-style-name="Text_20_body">
      <style:paragraph-properties fo:margin-left="2.425cm" fo:margin-right="0cm" fo:text-align="start" style:justify-single-word="false" fo:text-indent="0cm" style:auto-text-indent="false" style:writing-mode="lr-tb"/>
      <style:text-properties style:font-name="Georgia"/>
    </style:style>
    <style:style style:name="P18" style:family="paragraph" style:parent-style-name="Standard">
      <style:paragraph-properties fo:text-align="center" style:justify-single-word="false" fo:break-before="page" style:writing-mode="lr-tb"/>
    </style:style>
    <style:style style:name="P19" style:family="paragraph" style:parent-style-name="Название_20_объекта">
      <style:paragraph-properties fo:margin-left="0.88cm" fo:margin-right="0.025cm" fo:orphans="2" fo:widows="2" fo:hyphenation-ladder-count="no-limit" fo:text-indent="0.021cm" style:auto-text-indent="false" style:writing-mode="lr-tb"/>
      <style:text-properties fo:language="ru" fo:country="RU" fo:hyphenate="true" fo:hyphenation-remain-char-count="2" fo:hyphenation-push-char-count="2"/>
    </style:style>
    <style:style style:name="P20"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21" style:family="paragraph" style:parent-style-name="Текст_20_абазца">
      <style:paragraph-properties fo:margin-left="0.88cm" fo:margin-right="0.025cm" fo:text-align="start" style:justify-single-word="false" fo:keep-together="always" fo:text-indent="0.021cm" style:auto-text-indent="false" fo:keep-with-next="always"/>
    </style:style>
    <style:style style:name="P22" style:family="paragraph" style:parent-style-name="Текст_20_абазца">
      <style:paragraph-properties fo:margin-left="0.88cm" fo:margin-right="0.025cm" fo:keep-together="always" fo:text-indent="0.021cm" style:auto-text-indent="false" fo:keep-with-next="always"/>
    </style:style>
    <style:style style:name="P23" style:family="paragraph" style:parent-style-name="Текст_20_абазца">
      <style:paragraph-properties fo:margin-left="0.88cm" fo:margin-right="0.025cm" fo:keep-together="always" fo:orphans="2" fo:widows="2" fo:hyphenation-ladder-count="no-limit" fo:text-indent="0.021cm" style:auto-text-indent="false" fo:keep-with-next="always" style:writing-mode="lr-tb"/>
      <style:text-properties fo:hyphenate="true" fo:hyphenation-remain-char-count="2" fo:hyphenation-push-char-count="2"/>
    </style:style>
    <style:style style:name="P24" style:family="paragraph" style:parent-style-name="Текст_20_абазца">
      <style:paragraph-properties fo:margin-left="0.351cm" fo:margin-right="0.189cm" fo:text-align="start" style:justify-single-word="false" fo:text-indent="0cm" style:auto-text-indent="false"/>
    </style:style>
    <style:style style:name="P25" style:family="paragraph" style:parent-style-name="Текст_20_абазца">
      <style:paragraph-properties fo:margin-left="0.351cm" fo:margin-right="0.189cm" fo:text-align="start" style:justify-single-word="false" fo:keep-together="always" fo:text-indent="0cm" style:auto-text-indent="false" fo:keep-with-next="always"/>
    </style:style>
    <style:style style:name="P26" style:family="paragraph" style:parent-style-name="Текст_20_абазца">
      <style:paragraph-properties fo:margin-left="0.351cm" fo:margin-right="0.189cm" fo:keep-together="always" fo:text-indent="0cm" style:auto-text-indent="false" fo:keep-with-next="always"/>
    </style:style>
    <style:style style:name="P27" style:family="paragraph" style:parent-style-name="Текст_20_абазца">
      <style:paragraph-properties fo:margin-top="0cm" fo:margin-bottom="0cm" fo:line-height="100%"/>
    </style:style>
    <style:style style:name="P28" style:family="paragraph" style:parent-style-name="Текст_20_абазца">
      <style:paragraph-properties fo:margin-left="0.288cm" fo:margin-right="0cm" fo:text-indent="0cm" style:auto-text-indent="false"/>
    </style:style>
    <style:style style:name="P29" style:family="paragraph" style:parent-style-name="Текст_20_абазца">
      <style:paragraph-properties fo:margin-left="0.312cm" fo:margin-right="0.192cm" fo:text-indent="0cm" style:auto-text-indent="false"/>
    </style:style>
    <style:style style:name="P30" style:family="paragraph" style:parent-style-name="Text_20_body">
      <style:paragraph-properties fo:margin-left="4.955cm" fo:margin-right="0cm" fo:text-align="start" style:justify-single-word="false" fo:text-indent="0cm" style:auto-text-indent="false" style:writing-mode="lr-tb"/>
      <style:text-properties style:font-name="Verdana" fo:font-size="40pt" fo:language="en" fo:country="US" fo:font-style="italic" fo:font-weight="bold" style:font-size-asian="42pt" style:font-style-asian="italic" style:font-weight-asian="bold" style:font-name-complex="Courier New" style:font-size-complex="48pt" style:font-style-complex="italic" style:font-weight-complex="bold"/>
    </style:style>
    <style:style style:name="P31" style:family="paragraph" style:parent-style-name="Text_20_body">
      <style:paragraph-properties fo:margin-left="0.034cm" fo:margin-right="0cm" fo:text-align="center" style:justify-single-word="false" fo:text-indent="0cm" style:auto-text-indent="false" style:writing-mode="lr-tb"/>
      <style:text-properties style:font-name="Georgia" fo:font-size="16pt" fo:font-style="italic" fo:font-weight="bold" style:font-size-asian="16pt" style:font-style-asian="italic" style:font-weight-asian="bold" style:font-size-complex="16pt" style:font-style-complex="italic" style:font-weight-complex="bold"/>
    </style:style>
    <style:style style:name="P32" style:family="paragraph" style:parent-style-name="Standard">
      <style:paragraph-properties fo:margin-left="2.91cm" fo:margin-right="0cm" fo:text-align="center" style:justify-single-word="false" fo:text-indent="0cm" style:auto-text-indent="false" style:writing-mode="lr-tb"/>
      <style:text-properties style:font-name="Georgia" fo:font-size="22pt" fo:font-style="italic" fo:font-weight="bold" style:font-size-asian="22pt" style:font-style-asian="italic" style:font-weight-asian="bold" style:font-size-complex="16pt" style:font-style-complex="italic" style:font-weight-complex="bold"/>
    </style:style>
    <style:style style:name="P33" style:family="paragraph" style:parent-style-name="Текст_20_абазца">
      <style:paragraph-properties fo:margin-left="0.3cm" fo:margin-right="0cm" fo:text-indent="0cm" style:auto-text-indent="false"/>
    </style:style>
    <style:style style:name="P34" style:family="paragraph" style:parent-style-name="Текст_20_абазца">
      <style:paragraph-properties fo:margin-left="0.3cm" fo:margin-right="0cm" fo:text-align="start" style:justify-single-word="false" fo:text-indent="0cm" style:auto-text-indent="false"/>
    </style:style>
    <style:style style:name="P35" style:family="paragraph" style:parent-style-name="Текст_20_абазца">
      <style:paragraph-properties fo:margin-left="0.3cm" fo:margin-right="0cm" fo:orphans="2" fo:widows="2" fo:hyphenation-ladder-count="no-limit" fo:text-indent="0cm" style:auto-text-indent="false" style:writing-mode="lr-tb"/>
      <style:text-properties fo:hyphenate="true" fo:hyphenation-remain-char-count="2" fo:hyphenation-push-char-count="2"/>
    </style:style>
    <style:style style:name="P36" style:family="paragraph" style:parent-style-name="Текст_20_абазца">
      <style:paragraph-properties fo:margin-left="0.312cm" fo:margin-right="2.117cm" fo:text-indent="0cm" style:auto-text-indent="false"/>
    </style:style>
    <style:style style:name="P37" style:family="paragraph" style:parent-style-name="Текст_20_абазца" style:master-page-name="">
      <style:paragraph-properties fo:orphans="2" style:page-number="auto"/>
      <style:text-properties fo:language="en" fo:country="US"/>
    </style:style>
    <style:style style:name="P38" style:family="paragraph" style:parent-style-name="Текст_20_абазца" style:master-page-name="">
      <style:paragraph-properties fo:orphans="2" fo:widows="2" style:page-number="auto" fo:keep-with-next="always"/>
      <style:text-properties fo:language="en" fo:country="US"/>
    </style:style>
    <style:style style:name="P39" style:family="paragraph" style:parent-style-name="Heading_20_2">
      <style:text-properties fo:language="en" fo:country="US"/>
    </style:style>
    <style:style style:name="P40" style:family="paragraph" style:parent-style-name="Heading_20_3">
      <style:text-properties fo:language="en" fo:country="US"/>
    </style:style>
    <style:style style:name="P41" style:family="paragraph" style:parent-style-name="Текст_20_абазца">
      <style:text-properties fo:language="en" fo:country="US"/>
    </style:style>
    <style:style style:name="P42" style:family="paragraph" style:parent-style-name="Текст_20_абазца">
      <style:text-properties fo:language="ru" fo:country="RU"/>
    </style:style>
    <style:style style:name="P43" style:family="paragraph" style:parent-style-name="Text_20_body" style:master-page-name="First_20_Page">
      <style:paragraph-properties fo:text-align="center" style:justify-single-word="false" style:page-number="auto" style:writing-mode="lr-tb"/>
      <style:text-properties style:font-name="Verdana" fo:font-size="60pt" fo:language="en" fo:country="US" fo:font-style="italic" fo:font-weight="bold" style:font-size-asian="60pt" style:font-style-asian="italic" style:font-weight-asian="bold" style:font-name-complex="Courier New" style:font-size-complex="60pt" style:font-style-complex="italic" style:font-weight-complex="bold"/>
    </style:style>
    <style:style style:name="P44" style:family="paragraph" style:parent-style-name="Heading_20_2" style:master-page-name="Right_20_Page">
      <style:paragraph-properties style:page-number="auto"/>
      <style:text-properties fo:language="en" fo:country="US"/>
    </style:style>
    <style:style style:name="P45" style:family="paragraph" style:parent-style-name="Текст_20_абазца" style:master-page-name="">
      <style:paragraph-properties fo:margin-top="0.61cm" fo:margin-bottom="0.21cm" style:page-number="auto"/>
      <style:text-properties fo:language="en" fo:country="US"/>
    </style:style>
    <style:style style:name="P46" style:family="paragraph" style:parent-style-name="Исходный_20_код">
      <style:text-properties fo:language="ru" fo:country="RU"/>
    </style:style>
    <style:style style:name="P47" style:family="paragraph" style:parent-style-name="Исходный_20_код">
      <style:paragraph-properties>
        <style:tab-stops>
          <style:tab-stop style:position="0.265cm"/>
        </style:tab-stops>
      </style:paragraph-properties>
    </style:style>
    <style:style style:name="P48" style:family="paragraph" style:parent-style-name="Исходный_20_код">
      <style:text-properties fo:language="en" fo:country="US"/>
    </style:style>
    <style:style style:name="P49" style:family="paragraph" style:parent-style-name="Исходный_20_код" style:master-page-name="">
      <style:paragraph-properties style:page-number="auto">
        <style:tab-stops>
          <style:tab-stop style:position="0.265cm"/>
        </style:tab-stops>
      </style:paragraph-properties>
    </style:style>
    <style:style style:name="P50" style:family="paragraph" style:parent-style-name="Numbering_20_1" style:list-style-name="L1"/>
    <style:style style:name="T1" style:family="text">
      <style:text-properties style:font-name="Courier New" fo:font-style="italic" fo:font-weight="bold" style:font-style-asian="italic" style:font-weight-asian="bold" style:font-name-complex="Courier New" style:font-style-complex="italic" style:font-weight-complex="bold"/>
    </style:style>
    <style:style style:name="T2"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3" style:family="text">
      <style:text-properties fo:language="en" fo:country="US"/>
    </style:style>
    <style:style style:name="T4" style:family="text">
      <style:text-properties fo:font-size="10pt" style:font-size-asian="10pt"/>
    </style:style>
    <style:style style:name="T5" style:family="text">
      <style:text-properties fo:font-size="10pt" fo:language="ru" fo:country="RU" style:font-size-asian="10pt"/>
    </style:style>
    <style:style style:name="T6" style:family="text">
      <style:text-properties fo:font-size="10pt" fo:language="en" fo:country="US" style:font-size-asian="10pt"/>
    </style:style>
    <style:style style:name="T7" style:family="text">
      <style:text-properties style:font-name="Arial Black" fo:font-size="22pt" style:font-size-asian="22pt"/>
    </style:style>
    <style:style style:name="T8" style:family="text">
      <style:text-properties style:font-name="Arial Black" fo:font-size="22pt" fo:language="en" fo:country="US" style:font-size-asian="22pt"/>
    </style:style>
    <style:style style:name="T9" style:family="text">
      <style:text-properties fo:language="ru" fo:country="RU"/>
    </style:style>
    <style:style style:name="T10" style:family="text">
      <style:text-properties style:font-name="Arial1" fo:language="ru" fo:country="RU"/>
    </style:style>
    <style:style style:name="T11" style:family="text">
      <style:text-properties style:font-name="Arial1" fo:language="en" fo:country="US"/>
    </style:style>
    <style:style style:name="T12" style:family="text">
      <style:text-properties style:use-window-font-color="true" style:font-name-asian="Times New Roman" style:language-complex="ar" style:country-complex="SA"/>
    </style:style>
    <style:style style:name="T13" style:family="text">
      <style:text-properties style:use-window-font-color="true" fo:language="en" fo:country="US" style:font-name-asian="Times New Roman" style:language-complex="ar" style:country-complex="SA"/>
    </style:style>
    <style:style style:name="T14" style:family="text">
      <style:text-properties style:use-window-font-color="true" fo:language="ru" fo:country="RU" style:font-name-asian="Times New Roman" style:language-complex="ar" style:country-complex="SA"/>
    </style:style>
    <style:style style:name="T15" style:family="text">
      <style:text-properties style:use-window-font-color="true" style:font-name="Courier New1" fo:language="en" fo:country="US" style:font-name-asian="Times New Roman" style:language-complex="ar" style:country-complex="SA"/>
    </style:style>
    <style:style style:name="T16" style:family="text">
      <style:text-properties style:use-window-font-color="true" fo:letter-spacing="normal" style:font-name-asian="Times New Roman" style:font-size-asian="10.5pt" style:language-complex="ar" style:country-complex="SA"/>
    </style:style>
    <style:style style:name="T17" style:family="text">
      <style:text-properties fo:font-size="9pt" style:font-size-asian="9.44999980926514pt" style:font-size-complex="10.8000001907349pt"/>
    </style:style>
    <style:style style:name="T18"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p text:style-name="P43"/>
      <text:p text:style-name="P5">Blackfin</text:p>
      <text:p text:style-name="P6">VisualDSP++</text:p>
      <text:p text:style-name="P4"/>
      <text:p text:style-name="P30">scmRTOS</text:p>
      <text:p text:style-name="P17"/>
      <text:p text:style-name="P7">The Real-Time Operating System</text:p>
      <text:p text:style-name="P8"/>
      <text:p text:style-name="P8"/>
      <text:p text:style-name="P11">for single-chip microcontrollers</text:p>
      <text:p text:style-name="P9"/>
      <text:p text:style-name="P31"><text:span text:style-name="T3">Version</text:span> <text:span text:style-name="T3">4</text:span></text:p>
      <text:p text:style-name="P32"/>
      <text:p text:style-name="P10"/>
      <text:p text:style-name="P10"/>
      <text:p text:style-name="P10"/>
      <text:p text:style-name="P12"><text:span text:style-name="T7">2003-20</text:span><text:span text:style-name="T8">11</text:span></text:p>
      <text:p text:style-name="P18"/>
      <text:h text:style-name="P44" text:outline-level="2">General</text:h>
      <text:p text:style-name="Текст_20_абазца"><text:span text:style-name="T3">The port is intended to use with the software tool-chain </text:span><text:span text:style-name="Имя_20_собственное">VisualDSP++</text:span><text:span text:style-name="T3"> (</text:span><text:span text:style-name="Имя_20_собственное">Analog Devices</text:span><text:span text:style-name="T3">).</text:span></text:p>
      <text:p text:style-name="Текст_20_абазца"><text:span text:style-name="Имя_20_собственное">Blackfin</text:span> <text:span text:style-name="T3">is processor that is intended to use with operating systems and has some features to support OS. This are, for example, </text:span><text:span text:style-name="Имя_20_собственное">User</text:span> <text:span text:style-name="T3">and</text:span> <text:span text:style-name="Имя_20_собственное">Supervisor</text:span> <text:span text:style-name="T3">modes and dedicated software interrupt support that is a very suitable for </text:span><text:span text:style-name="T1">scmRTOS</text:span>. </text:p>
      <text:p text:style-name="Текст_20_абазца"><text:span text:style-name="T3">In the port the </text:span><text:span text:style-name="Имя_20_собственное">User</text:span> <text:span text:style-name="T3">mode is not used and the processor is operating in </text:span><text:s/><text:span text:style-name="Имя_20_собственное">Supervisor</text:span> <text:span text:style-name="T3">mode that is switched on during </text:span><text:span text:style-name="Имя_20_собственное">Startup</text:span> <text:span text:style-name="T3">code execution.</text:span></text:p>
      <text:p text:style-name="Текст_20_абазца"><text:span text:style-name="T3">Software tool-chain</text:span> <text:span text:style-name="Имя_20_собственное">VisualDSP++</text:span> <text:span text:style-name="T3">uses common stack for data and return addresses.</text:span></text:p>
      <text:p text:style-name="Текст_20_абазца"><text:span text:style-name="T3">The recommended priority order is descending: the most priority value</text:span><text:span text:style-name="T3"><text:note text:id="ftn1" text:note-class="footnote"><text:note-citation>1</text:note-citation><text:note-body><text:p text:style-name="Footnote"><text:s/><text:span text:style-name="T3">The most in the range of given values.</text:span></text:p></text:note-body></text:note></text:span><text:span text:style-name="T3"> corresponds to the most priority process, the lower priority value, the lower process priority.</text:span> <text:span text:style-name="T3">I.e</text:span>. <text:span text:style-name="Мнемоника"><text:span text:style-name="T4">pr</text:span></text:span><text:span text:style-name="Мнемоника"><text:span text:style-name="T5">0</text:span></text:span> <text:span text:style-name="T3">is the most priority and represented by the value equal to the value of specified process number; priority value equal to </text:span><text:span text:style-name="Мнемоника">0</text:span> <text:span text:style-name="T3">corresponds to the system process</text:span> <text:s/><text:span text:style-name="Мнемоника"><text:span text:style-name="T4">IdleProc</text:span></text:span>. <text:span text:style-name="T3">This priority order scheme is selected for the priority value computation efficiency: </text:span><text:span text:style-name="Имя_20_собственное">Blackfin</text:span><text:span text:style-name="T3"> processor provides the hardware instruction (</text:span><text:span text:style-name="Мнемоника"><text:span text:style-name="T4">signbits</text:span></text:span><text:span text:style-name="T3">) that allows to determine a position of the most significant non-zero bit in the process map. The source code of the function that calculates the most priority value from process map is shown on “</text:span><text:span text:style-name="Ссылка_20_на_20_название"><text:span text:style-name="T3"><text:sequence-ref text:reference-format="text" text:ref-name="refЛистинг0">Listing 1 The function to get the most priority from process map</text:sequence-ref></text:span></text:span><text:span text:style-name="T3">”.</text:span></text:p>
      <text:p text:style-name="P14"/>
      <text:list xml:id="list43262785" text:style-name="WW8Num5">
        <text:list-item text:start-value="1">
          <text:p text:style-name="P46">inline uint8_t highest_priority(TProcessMap pm)</text:p>
        </text:list-item>
        <text:list-item>
          <text:p text:style-name="P46">{ <text:s text:c="45"/></text:p>
        </text:list-item>
        <text:list-item>
          <text:p text:style-name="P46"><text:s text:c="4"/>uint8_t pr; <text:s text:c="31"/></text:p>
        </text:list-item>
        <text:list-item>
          <text:p text:style-name="P46"><text:s text:c="4"/>asm <text:s text:c="39"/></text:p>
        </text:list-item>
        <text:list-item>
          <text:p text:style-name="P46"><text:s text:c="4"/>( <text:s text:c="41"/></text:p>
        </text:list-item>
        <text:list-item>
          <text:p text:style-name="P46"><text:s text:c="8"/>" %0.l = signbits %1; " : <text:s text:c="13"/></text:p>
        </text:list-item>
        <text:list-item>
          <text:p text:style-name="P46"><text:s text:c="8"/>"=d" (pr) : <text:s text:c="27"/></text:p>
        </text:list-item>
        <text:list-item>
          <text:p text:style-name="P46"><text:s text:c="8"/>"d" (pm) <text:s text:c="30"/></text:p>
        </text:list-item>
        <text:list-item>
          <text:p text:style-name="P46"><text:s text:c="4"/>); <text:s text:c="40"/></text:p>
        </text:list-item>
        <text:list-item>
          <text:p text:style-name="P46"><text:s text:c="4"/>return 30 - pr; <text:s text:c="27"/></text:p>
        </text:list-item>
        <text:list-item>
          <text:p text:style-name="P46">} <text:s text:c="45"/></text:p>
        </text:list-item>
      </text:list>
      <text:p text:style-name="Название_20_объекта"><text:bookmark text:name="__RefHeading__186_1693444381"/><text:span text:style-name="T3">Listing</text:span><text:bookmark-start text:name="_Ref127622796"/> <text:sequence text:ref-name="refЛистинг0" text:name="Листинг" text:formula="ooow:Листинг+1" style:num-format="1">1</text:sequence> <text:bookmark-end text:name="_Ref127622796"/><text:span text:style-name="T3">The function to get the most priority from process map</text:span><text:bookmark-end text:name="__RefHeading__186_1693444381"/></text:p>
      <text:p text:style-name="Текст_20_абазца"><text:soft-page-break/><text:span text:style-name="T3">In general, such priority order is suitable for any target platform that has hardware support for floating point arithmetic such as </text:span><text:span text:style-name="Мнемоника">signbits</text:span>. </text:p>
      <text:p text:style-name="P41">There is the configuration example that demonstrates the using of the port shown at the end of the document.</text:p>
      <text:h text:style-name="P39" text:outline-level="2">The object of porting</text:h>
      <text:p text:style-name="Текст_20_абазца"><text:span text:style-name="T3">Target-specific macros, types and the other objects of porting are listed below. See </text:span><text:alphabetical-index-mark-start text:id="IMark307423896" text:key1="Operating System"/><text:span text:style-name="T2">scmRTOS</text:span><text:alphabetical-index-mark-end text:id="IMark307423896"/><text:span text:style-name="T3"> documentation, chapter “The Ports” for more details.</text:span></text:p>
      <text:h text:style-name="P40" text:outline-level="3">Macros</text:h>
      <table:table table:name="Таблица3" table:style-name="Таблица3">
        <table:table-column table:style-name="Таблица3.A"/>
        <table:table-column table:style-name="Таблица3.B"/>
        <table:table-row>
          <table:table-cell table:style-name="Таблица3.A1" office:value-type="string">
            <text:p text:style-name="P34"><text:span text:style-name="Мнемоника"><text:span text:style-name="T11">Name</text:span></text:span></text:p>
          </table:table-cell>
          <table:table-cell table:style-name="Таблица3.A1" office:value-type="string">
            <text:p text:style-name="P24"><text:span text:style-name="Мнемоника"><text:span text:style-name="Мнемоника"><text:span text:style-name="T11">Value</text:span></text:span></text:span><text:span text:style-name="Мнемоника"><text:span text:style-name="T10"><text:note text:id="ftn2" text:note-class="footnote"><text:note-citation>1</text:note-citation><text:note-body><text:p text:style-name="Footnote"><text:s/><text:span text:style-name="T3">If the value of the macro is empty then a special tag &lt;None&gt; is used <text:s/>to indicate this.</text:span></text:p></text:note-body></text:note></text:span></text:span></text:p>
          </table:table-cell>
        </table:table-row>
        <table:table-row>
          <table:table-cell table:style-name="Таблица3.A1" office:value-type="string">
            <text:p text:style-name="P33"><text:span text:style-name="Мнемоника">INLINE</text:span></text:p>
          </table:table-cell>
          <table:table-cell table:style-name="Таблица3.A1" office:value-type="string">
            <text:p text:style-name="P29"><text:span text:style-name="Мнемоника">_Pragma("always_inline") </text:span><text:span text:style-name="Мнемоника">inline</text:span></text:p>
          </table:table-cell>
        </table:table-row>
        <table:table-row>
          <table:table-cell table:style-name="Таблица3.A1" office:value-type="string">
            <text:p text:style-name="P33"><text:span text:style-name="Мнемоника">OS_PROCESS</text:span></text:p>
          </table:table-cell>
          <table:table-cell table:style-name="Таблица3.A1" office:value-type="string">
            <text:p text:style-name="P29"><text:span text:style-name="Мнемоника">_Pragma("regs_clobbered REGS")</text:span><text:span text:style-name="Мнемоника"><text:note text:id="ftn3" text:note-class="footnote"><text:note-citation>2</text:note-citation><text:note-body><text:p text:style-name="Footnote"><text:s/><text:span text:style-name="T3">Where</text:span> <text:span text:style-name="Мнемоника"><text:span text:style-name="T17">REGS</text:span></text:span><text:span text:style-name="T3"> is defined as</text:span><text:span text:style-name="T9">: </text:span><text:span text:style-name="Мнемоника"><text:span text:style-name="T17">"r0-r7 p0-p5 ASTAT i0-i3 b0-b3 l0-l3 m0-m3 lt0 lt1 lb0 lb1 lc0 lc1 a0 a1 cc"</text:span></text:span></text:p></text:note-body></text:note></text:span></text:p>
          </table:table-cell>
        </table:table-row>
        <table:table-row>
          <table:table-cell table:style-name="Таблица3.A1" office:value-type="string">
            <text:p text:style-name="P33"><text:span text:style-name="Мнемоника">DUMMY_INSTR()</text:span></text:p>
          </table:table-cell>
          <table:table-cell table:style-name="Таблица3.A1" office:value-type="string">
            <text:p text:style-name="P29"><text:span text:style-name="Мнемоника">asm(" nop;")</text:span></text:p>
          </table:table-cell>
        </table:table-row>
        <table:table-row>
          <table:table-cell table:style-name="Таблица3.A1" office:value-type="string">
            <text:p text:style-name="P33"><text:span text:style-name="Мнемоника">INLINE_PROCESS_CTOR</text:span></text:p>
          </table:table-cell>
          <table:table-cell table:style-name="Таблица3.A1" office:value-type="string">
            <text:p text:style-name="P36"><text:span text:style-name="Мнемоника">&lt;None&gt;</text:span></text:p>
          </table:table-cell>
        </table:table-row>
        <table:table-row>
          <table:table-cell table:style-name="Таблица3.A1" office:value-type="string">
            <text:p text:style-name="P33"><text:span text:style-name="Мнемоника">SEPARATE_RETURN_STACK</text:span></text:p>
          </table:table-cell>
          <table:table-cell table:style-name="Таблица3.B6" office:value-type="float" office:value="0">
            <text:p text:style-name="P28"><text:span text:style-name="Мнемоника">0</text:span></text:p>
          </table:table-cell>
        </table:table-row>
        <table:table-row>
          <table:table-cell table:style-name="Таблица3.A1" office:value-type="string">
            <text:p text:style-name="P33"><text:span text:style-name="Мнемоника">scmRTOS_CONTEXT_SWITCH_SCHEME</text:span></text:p>
          </table:table-cell>
          <table:table-cell table:style-name="Таблица3.B6" office:value-type="float" office:value="1">
            <text:p text:style-name="P28"><text:span text:style-name="Мнемоника">1</text:span></text:p>
          </table:table-cell>
        </table:table-row>
        <table:table-row>
          <table:table-cell table:style-name="Таблица3.A1" office:value-type="string">
            <text:p text:style-name="P35"><text:span text:style-name="Мнемоника"><text:span text:style-name="T16">CONTEXT_SWITCH_HOOK_CRIT_SECT</text:span></text:span></text:p>
          </table:table-cell>
          <table:table-cell table:style-name="Таблица3.A1" office:value-type="string">
            <text:p text:style-name="P28"><text:span text:style-name="Мнемоника"><text:span text:style-name="T3">TCritSect cs</text:span></text:span></text:p>
          </table:table-cell>
        </table:table-row>
      </table:table>
      <text:h text:style-name="P40" text:outline-level="3"><text:soft-page-break/>Type aliases</text:h>
      <table:table table:name="Таблица4" table:style-name="Таблица4">
        <table:table-column table:style-name="Таблица4.A"/>
        <table:table-column table:style-name="Таблица4.B"/>
        <table:table-row>
          <table:table-cell table:style-name="Таблица4.A1" office:value-type="string">
            <text:p text:style-name="P21"><text:span text:style-name="Мнемоника"><text:span text:style-name="T11">Name</text:span></text:span></text:p>
          </table:table-cell>
          <table:table-cell table:style-name="Таблица4.A1" office:value-type="string">
            <text:p text:style-name="P25"><text:span text:style-name="Мнемоника"><text:span text:style-name="T11">Value</text:span></text:span></text:p>
          </table:table-cell>
        </table:table-row>
        <table:table-row>
          <table:table-cell table:style-name="Таблица4.A1" office:value-type="string">
            <text:p text:style-name="P22"><text:span text:style-name="Мнемоника">stack_item_t</text:span></text:p>
          </table:table-cell>
          <table:table-cell table:style-name="Таблица4.A1" office:value-type="string">
            <text:p text:style-name="P26"><text:span text:style-name="Мнемоника"><text:span text:style-name="T9">uint32_t</text:span></text:span></text:p>
          </table:table-cell>
        </table:table-row>
        <table:table-row>
          <table:table-cell table:style-name="Таблица4.A1" office:value-type="string">
            <text:p text:style-name="P23"><text:span text:style-name="Мнемоника"><text:span text:style-name="T12">status_reg_t</text:span></text:span></text:p>
          </table:table-cell>
          <table:table-cell table:style-name="Таблица4.A1" office:value-type="string">
            <text:p text:style-name="P26"><text:span text:style-name="Мнемоника">uint16_t</text:span></text:p>
          </table:table-cell>
        </table:table-row>
      </table:table>
      <text:h text:style-name="P40" text:outline-level="3">User defined types</text:h>
      <text:p text:style-name="P37">Wrapper class for the critical sections: “<text:span text:style-name="Ссылка_20_на_20_название"><text:sequence-ref text:reference-format="text" text:ref-name="refЛистинг1">Listing 2 TCritSect</text:sequence-ref></text:span>”. There are no any nuances, all code and application are clear and transparent: in the constructor, the value of the hardware status register (which controls the interrupts) is saved and then the interrupts are disabled; in the destructor of the object the value of the status register is restored. Therefore, from the declaration of the critical section object point to end of the program block the interrupts are disabled.</text:p>
      <text:list xml:id="list43506625" text:continue-list="list43262785" text:style-name="WW8Num5">
        <text:list-item text:start-value="1">
          <text:p text:style-name="P49">class TCritSect</text:p>
        </text:list-item>
        <text:list-item>
          <text:p text:style-name="P47">{</text:p>
        </text:list-item>
        <text:list-item>
          <text:p text:style-name="P47">public:</text:p>
        </text:list-item>
        <text:list-item>
          <text:p text:style-name="P47"><text:s text:c="4"/>TCritSect () : StatusReg(cli()) { }</text:p>
        </text:list-item>
        <text:list-item>
          <text:p text:style-name="P47"><text:s text:c="4"/>~TCritSect() { sti(StatusReg); }</text:p>
        </text:list-item>
        <text:list-item>
          <text:p text:style-name="P47"/>
        </text:list-item>
        <text:list-item>
          <text:p text:style-name="P47">private:</text:p>
        </text:list-item>
        <text:list-item>
          <text:p text:style-name="P47"><text:s text:c="4"/>status_reg_t StatusReg;</text:p>
        </text:list-item>
        <text:list-item>
          <text:p text:style-name="P47">};</text:p>
        </text:list-item>
      </text:list>
      <text:p text:style-name="Название_20_объекта"><text:span text:style-name="НазваниеОбъекта"><text:span text:style-name="T13">Listing</text:span></text:span><text:span text:style-name="НазваниеОбъекта"><text:span text:style-name="T14"> </text:span></text:span><text:span text:style-name="НазваниеОбъекта"><text:span text:style-name="T13"><text:sequence text:ref-name="refЛистинг1" text:name="Листинг" text:formula="ooow:Листинг+1" style:num-format="1">2</text:sequence></text:span></text:span><text:span text:style-name="НазваниеОбъекта"><text:span text:style-name="T13"> </text:span></text:span><text:span text:style-name="T15">TCritSect</text:span></text:p>
      <text:p text:style-name="P20"><text:span text:style-name="T13">Wrapper class</text:span><text:span text:style-name="Мнемоника"><text:span text:style-name="T12"> TISRW </text:span></text:span><text:span text:style-name="T13">is intended to simplify the code of the ISR, which uses the interprocess communication services (ICS). The source code of the class is shown on: “</text:span><text:span text:style-name="Ссылка_20_на_20_название"><text:span text:style-name="T3"><text:sequence-ref text:reference-format="text" text:ref-name="refЛистинг2">Listing 3 TISRW</text:sequence-ref></text:span></text:span><text:span text:style-name="T13">”.</text:span></text:p>
      <text:list xml:id="list43480360" text:continue-list="list43506625" text:style-name="WW8Num5">
        <text:list-item text:start-value="1">
          <text:p text:style-name="Исходный_20_код"><text:soft-page-break/>class TISRW <text:s text:c="38"/></text:p>
        </text:list-item>
        <text:list-item>
          <text:p text:style-name="Исходный_20_код">{ <text:s text:c="48"/></text:p>
        </text:list-item>
        <text:list-item>
          <text:p text:style-name="Исходный_20_код">public: <text:s text:c="42"/></text:p>
        </text:list-item>
        <text:list-item>
          <text:p text:style-name="Исходный_20_код"><text:s text:c="4"/>INLINE <text:s/>TISRW() <text:s/>{ isr_enter(); } <text:s text:c="12"/></text:p>
        </text:list-item>
        <text:list-item>
          <text:p text:style-name="Исходный_20_код"><text:s text:c="4"/>INLINE <text:s/>~TISRW() { isr_exit(); <text:s/>} <text:s text:c="12"/></text:p>
        </text:list-item>
        <text:list-item>
          <text:p text:style-name="Исходный_20_код"><text:s text:c="50"/></text:p>
        </text:list-item>
        <text:list-item>
          <text:p text:style-name="Исходный_20_код">private: <text:s text:c="41"/></text:p>
        </text:list-item>
        <text:list-item>
          <text:p text:style-name="Исходный_20_код"><text:s text:c="4"/>//--------------------------------------------</text:p>
        </text:list-item>
        <text:list-item>
          <text:p text:style-name="Исходный_20_код"><text:s text:c="4"/>INLINE void isr_enter() <text:s text:c="22"/></text:p>
        </text:list-item>
        <text:list-item>
          <text:p text:style-name="Исходный_20_код"><text:s text:c="4"/>{ <text:s text:c="44"/></text:p>
        </text:list-item>
        <text:list-item>
          <text:p text:style-name="Исходный_20_код"><text:s text:c="8"/>Kernel.ISR_NestCount++; <text:s text:c="18"/></text:p>
        </text:list-item>
        <text:list-item>
          <text:p text:style-name="Исходный_20_код"><text:s text:c="4"/>} <text:s text:c="44"/></text:p>
        </text:list-item>
        <text:list-item>
          <text:p text:style-name="Исходный_20_код"><text:s text:c="4"/>//--------------------------------------------</text:p>
        </text:list-item>
        <text:list-item>
          <text:p text:style-name="Исходный_20_код"><text:s text:c="4"/>INLINE void isr_exit() <text:s text:c="23"/></text:p>
        </text:list-item>
        <text:list-item>
          <text:p text:style-name="Исходный_20_код"><text:s text:c="4"/>{ <text:s text:c="44"/></text:p>
        </text:list-item>
        <text:list-item>
          <text:p text:style-name="Исходный_20_код"><text:s text:c="8"/><text:span text:style-name="T3">TCritSect cs;</text:span></text:p>
        </text:list-item>
        <text:list-item>
          <text:p text:style-name="P48"/>
        </text:list-item>
        <text:list-item>
          <text:p text:style-name="Исходный_20_код"><text:s text:c="8"/>if(--Kernel.ISR_NestCount) return; <text:s text:c="7"/></text:p>
        </text:list-item>
        <text:list-item>
          <text:p text:style-name="Исходный_20_код"><text:s text:c="8"/>Kernel.sched_isr(); <text:s text:c="22"/></text:p>
        </text:list-item>
        <text:list-item>
          <text:p text:style-name="Исходный_20_код"><text:s text:c="4"/>} <text:s text:c="44"/></text:p>
        </text:list-item>
        <text:list-item>
          <text:p text:style-name="Исходный_20_код"><text:s text:c="4"/>//--------------------------------------------</text:p>
        </text:list-item>
        <text:list-item>
          <text:p text:style-name="Исходный_20_код">}; <text:s text:c="47"/></text:p>
        </text:list-item>
      </text:list>
      <text:p text:style-name="P19"><text:span text:style-name="НазваниеОбъекта"><text:span text:style-name="T13">Listing</text:span></text:span><text:span text:style-name="НазваниеОбъекта"><text:span text:style-name="T12"> </text:span></text:span><text:span text:style-name="НазваниеОбъекта"><text:span text:style-name="T13"><text:sequence text:ref-name="refЛистинг2" text:name="Листинг" text:formula="ooow:Листинг+1" style:num-format="1">3</text:sequence></text:span></text:span><text:span text:style-name="НазваниеОбъекта"><text:span text:style-name="T13"> </text:span></text:span><text:span text:style-name="Мнемоника"><text:span text:style-name="T15">TISRW</text:span></text:span></text:p>
      <text:p text:style-name="P15">Usage: in ISR the object of this class must be declared before the first using of any ICS and before nested interrupts enable if any.</text:p>
      <text:p text:style-name="P15">On ISR exit, the class destructor is called. The destructor calls the scheduler which performs process rescheduling if need. I.e. if there was an event arisen in the ISR, which must be handled by the certain process, the process will be moved to ready to run state and context switch executed (if possible).</text:p>
      <text:p text:style-name="P42"><text:span text:style-name="T3">The port</text:span> <text:span text:style-name="Имя_20_собственное"><text:span text:style-name="T3">Blackfin/VisuaDSP++</text:span></text:span><text:span text:style-name="T3"> does not support separate stack for interrupt service routines due to disadvantages of this feature on target platforms that has no hardware support for separate ISR stack</text:span><text:note text:id="ftn4" text:note-class="footnote"><text:note-citation>1</text:note-citation><text:note-body><text:p text:style-name="P16"><text:s/><text:span text:style-name="T3">Strictly speaking, Blackfin processor supports hardware stack switch to separate ISR stack, but this switch occurs only when the processor changes the mode from User mode to the Supervisor mode, therefore this feature can not be used in the port</text:span><text:span text:style-name="T9">.</text:span></text:p></text:note-body></text:note><text:span text:style-name="T3">.</text:span></text:p>
      <text:p text:style-name="Текст_20_абазца"><text:span text:style-name="T3">Software nested interrupts management is not provided in the port because the processor has hardware </text:span><text:span text:style-name="Имя_20_собственное">Event</text:span><text:span text:style-name="T3"> </text:span><text:span text:style-name="Имя_20_собственное">Controller</text:span><text:span text:style-name="T9">,</text:span><text:span text:style-name="T3"> that allows to map interrupts to the different priority levels.</text:span></text:p>
      <text:h text:style-name="P40" text:outline-level="3">System timer</text:h>
      <text:p text:style-name="Текст_20_абазца"><text:span text:style-name="T3">There is no problem of choosing of the hardware timer for the system timer implementation because the processor has dedicated </text:span><text:span text:style-name="Имя_20_собственное">Core</text:span><text:span text:style-name="T3"> </text:span><text:span text:style-name="Имя_20_собственное">Timer</text:span><text:span text:style-name="T3"> intended for such <text:s/></text:span><text:soft-page-break/><text:span text:style-name="T3">demand. Since there is a lot of timer parameter settings values (timer period, CPU clock, etc.). the timer control code</text:span><text:span text:style-name="T3"><text:note text:id="ftn5" text:note-class="footnote"><text:note-citation>1</text:note-citation><text:note-body><text:p text:style-name="Footnote"><text:s/><text:span text:style-name="T3">Timer registers initialization: interrupt period, interrupt enable, start of the timer and so on.</text:span></text:p></text:note-body></text:note></text:span><text:span text:style-name="T3"> is fully carried to the project (application) level. It meaningful to execute all initializing code (CPU clock, system timer settings, CPU core voltage setting, starting the timer and so on) in the function </text:span><text:span text:style-name="Мнемоника"><text:span text:style-name="T6">main</text:span></text:span><text:span text:style-name="T9"> </text:span><text:span text:style-name="T3">before calling of the function</text:span><text:span text:style-name="T9"> </text:span><text:span text:style-name="Мнемоника"><text:span text:style-name="T5">OS::</text:span></text:span><text:span text:style-name="Мнемоника"><text:span text:style-name="T6">r</text:span></text:span><text:span text:style-name="Мнемоника"><text:span text:style-name="T5">un</text:span></text:span><text:span text:style-name="T9">.</text:span></text:p>
      <text:h text:style-name="P13" text:outline-level="3">Software interrupt program control flow transfer</text:h>
      <text:p text:style-name="Текст_20_абазца"><text:span text:style-name="T3">Because the processor provides support for software interrupt, the scheme with the direct program control flow transfer does not supported in the port. </text:span><text:span text:style-name="Имя_20_собственное">Software Interrupt 1</text:span> (<text:span text:style-name="Имя_20_собственное">IVG14</text:span>) <text:span text:style-name="T3">is used as the context switch software interrupt. Context switch is initiated by <text:s/>calling of the function</text:span>:</text:p>
      <text:p text:style-name="P27"><text:span text:style-name="Мнемоника"><text:span text:style-name="T5">// </text:span></text:span><text:span text:style-name="Мнемоника"><text:span text:style-name="T4">raise</text:span></text:span><text:span text:style-name="Мнемоника"><text:span text:style-name="T5"> </text:span></text:span><text:span text:style-name="Мнемоника"><text:span text:style-name="T4">software</text:span></text:span><text:span text:style-name="Мнемоника"><text:span text:style-name="T5"> </text:span></text:span><text:span text:style-name="Мнемоника"><text:span text:style-name="T4">interrupt</text:span></text:span></text:p>
      <text:p text:style-name="P27"><text:span text:style-name="Мнемоника"><text:span text:style-name="T4">inline void </text:span></text:span><text:span text:style-name="Мнемоника">raise_context_switch</text:span><text:span text:style-name="Мнемоника"><text:span text:style-name="T4">() { </text:span></text:span><text:span text:style-name="Мнемоника"><text:span text:style-name="T4">raise_intr(14)</text:span></text:span><text:span text:style-name="Мнемоника"><text:span text:style-name="T4">; } </text:span></text:span></text:p>
      <text:p text:style-name="P45">The port contains the assembler-written interrupt service routine that performs the context switch.</text:p>
      <text:h text:style-name="P39" text:outline-level="2">The port using example</text:h>
      <text:p text:style-name="P38">The project must have three configuration files, which contains the code that specifies used OS features and extensions:</text:p>
      <text:list xml:id="list43241718" text:style-name="L1">
        <text:list-item>
          <text:p text:style-name="P50">scmRTOS_config.h;</text:p>
        </text:list-item>
        <text:list-item>
          <text:p text:style-name="P50">scmRTOS_target_cfg.h;</text:p>
        </text:list-item>
        <text:list-item>
          <text:p text:style-name="P50">scmRTOS_extensions.h</text:p>
        </text:list-item>
      </text:list>
      <text:p text:style-name="P42"><text:span text:style-name="T3">Source code of the configuration file</text:span><text:note text:id="ftn6" text:note-class="footnote"><text:note-citation>2</text:note-citation><text:note-body><text:p text:style-name="Footnote"><text:s/><text:span text:style-name="T3">Only meaningful code, without comments, “headers”, code guards, etc.</text:span></text:p></text:note-body></text:note> <text:span text:style-name="T3">scmRTOS_config.h is shown on “</text:span><text:span text:style-name="Ссылка_20_на_20_название"><text:sequence-ref text:reference-format="text" text:ref-name="refЛистинг3">Listing 4 scmRTOS_config.h</text:sequence-ref></text:span><text:span text:style-name="T3">”.</text:span></text:p>
      <text:list xml:id="list43486579" text:continue-list="list43480360" text:style-name="WW8Num5">
        <text:list-item text:start-value="1">
          <text:p text:style-name="P48"><text:bookmark text:name="__RefNumPara__47578_1335132186"/><text:soft-page-break/>typedef uint32_t <text:s text:c="5"/>timeout_t;<text:bookmark-end text:name="__RefNumPara__47578_1335132186"/></text:p>
        </text:list-item>
        <text:list-item>
          <text:p text:style-name="P48"><text:bookmark text:name="__RefNumPara__47580_1335132186"/>typedef uint_fast32_t tick_count_t;<text:bookmark-end text:name="__RefNumPara__47580_1335132186"/></text:p>
        </text:list-item>
        <text:list-item>
          <text:p text:style-name="P48"><text:s text:c="44"/></text:p>
        </text:list-item>
        <text:list-item>
          <text:p text:style-name="P48"><text:bookmark text:name="__RefNumPara__47582_1335132186"/>#define scmRTOS_PROCESS_COUNT <text:s text:c="19"/>3<text:bookmark-end text:name="__RefNumPara__47582_1335132186"/></text:p>
        </text:list-item>
        <text:list-item>
          <text:p text:style-name="P48"><text:bookmark text:name="__RefNumPara__47584_1335132186"/>#define scmRTOS_SYSTIMER_NEST_INTS_ENABLE <text:s text:c="7"/>1<text:bookmark-end text:name="__RefNumPara__47584_1335132186"/></text:p>
        </text:list-item>
        <text:list-item>
          <text:p text:style-name="P48"><text:bookmark text:name="__RefNumPara__47586_1335132186"/>#define scmRTOS_ISRW_TYPE <text:s text:c="23"/>TISRW<text:bookmark-end text:name="__RefNumPara__47586_1335132186"/></text:p>
        </text:list-item>
        <text:list-item>
          <text:p text:style-name="P48"><text:bookmark text:name="__RefNumPara__47588_1335132186"/>#define scmRTOS_SYSTEM_TICKS_ENABLE <text:s text:c="13"/>1<text:bookmark-end text:name="__RefNumPara__47588_1335132186"/></text:p>
        </text:list-item>
        <text:list-item>
          <text:p text:style-name="P48"><text:bookmark text:name="__RefNumPara__47590_1335132186"/>#define scmRTOS_SYSTIMER_HOOK_ENABLE <text:s text:c="12"/><text:span text:style-name="T9">1</text:span><text:bookmark-end text:name="__RefNumPara__47590_1335132186"/></text:p>
        </text:list-item>
        <text:list-item>
          <text:p text:style-name="P48"><text:bookmark text:name="__RefNumPara__47592_1335132186"/>#define scmRTOS_IDLE_HOOK_ENABLE <text:s text:c="16"/>1<text:bookmark-end text:name="__RefNumPara__47592_1335132186"/></text:p>
        </text:list-item>
        <text:list-item>
          <text:p text:style-name="P48">#define scmRTOS_IDLE_PROCESS_STACK_SIZE <text:s text:c="9"/>768</text:p>
        </text:list-item>
        <text:list-item>
          <text:p text:style-name="P48"><text:bookmark text:name="__RefNumPara__47596_1335132186"/>#define scmRTOS_PRIORITY_ORDER <text:s text:c="18"/>1<text:bookmark-end text:name="__RefNumPara__47596_1335132186"/></text:p>
        </text:list-item>
        <text:list-item>
          <text:p text:style-name="P48"><text:bookmark text:name="__RefNumPara__47594_1335132186"/>#define scmRTOS_CONTEXT_SWITCH_USER_HOOK_ENABLE <text:s/>0<text:bookmark-end text:name="__RefNumPara__47594_1335132186"/></text:p>
        </text:list-item>
      </text:list>
      <text:p text:style-name="P19"><text:span text:style-name="НазваниеОбъекта"><text:span text:style-name="T13">Listing</text:span></text:span><text:span text:style-name="НазваниеОбъекта"><text:span text:style-name="T12"> </text:span></text:span><text:span text:style-name="НазваниеОбъекта"><text:span text:style-name="T13"><text:sequence text:ref-name="refЛистинг3" text:name="Листинг" text:formula="ooow:Листинг+1" style:num-format="1">4</text:sequence></text:span></text:span><text:span text:style-name="НазваниеОбъекта"><text:span text:style-name="T13"> scmRTOS_config.h</text:span></text:span></text:p>
      <text:p text:style-name="P42"><text:span text:style-name="T3">In the file there are two aliases of built-in types defined – for the timeout variables </text:span><text:bookmark-ref text:reference-format="number" text:ref-name="__RefNumPara__47578_1335132186">{1}</text:bookmark-ref> <text:span text:style-name="T3">and</text:span> <text:span text:style-name="T3">for system tick count</text:span> <text:bookmark-ref text:reference-format="number" text:ref-name="__RefNumPara__47580_1335132186">{2}</text:bookmark-ref>, <text:span text:style-name="T3">user processes count is specified</text:span> <text:bookmark-ref text:reference-format="number" text:ref-name="__RefNumPara__47582_1335132186">{4}</text:bookmark-ref>, <text:span text:style-name="T3">nested interrupts in the system timer are enabled</text:span> <text:bookmark-ref text:reference-format="number" text:ref-name="__RefNumPara__47584_1335132186">{5}</text:bookmark-ref>, <text:span text:style-name="T3">wrapper class without separate ISR stack <text:s/>is selected</text:span> <text:bookmark-ref text:reference-format="number" text:ref-name="__RefNumPara__47586_1335132186">{6}</text:bookmark-ref>, <text:span text:style-name="T3">the</text:span> <text:span text:style-name="T3">system time support is enabled</text:span> <text:bookmark-ref text:reference-format="number" text:ref-name="__RefNumPara__47588_1335132186">{7}</text:bookmark-ref>, <text:span text:style-name="T3">the user hooks for the system timer </text:span><text:bookmark-ref text:reference-format="number" text:ref-name="__RefNumPara__47590_1335132186">{8}</text:bookmark-ref><text:span text:style-name="T3"> and the system background process </text:span>(<text:span text:style-name="Мнемоника">IdleProc</text:span>) <text:bookmark-ref text:reference-format="number" text:ref-name="__RefNumPara__47592_1335132186">{9}</text:bookmark-ref> <text:span text:style-name="T3">are</text:span> <text:span text:style-name="T3">enabled</text:span>, <text:span text:style-name="T3">context switch user hook is disabled</text:span> <text:bookmark-ref text:reference-format="number" text:ref-name="__RefNumPara__47594_1335132186">{12}</text:bookmark-ref>, <text:span text:style-name="T3">the</text:span> <text:span text:style-name="T3">priority order is descending </text:span>– <text:span text:style-name="Мнемоника">pr0</text:span><text:span text:style-name="T3"> is</text:span> <text:span text:style-name="Мнемоника">scmRTOS_PROCESS_COUNT</text:span>, <text:span text:style-name="Мнемоника">prIdle</text:span><text:span text:style-name="T3"> – </text:span><text:span text:style-name="Мнемоника">0</text:span> <text:bookmark-ref text:reference-format="number" text:ref-name="__RefNumPara__47596_1335132186">{11}</text:bookmark-ref>. </text:p>
      <text:p text:style-name="Текст_20_абазца"><text:span text:style-name="T3">Since </text:span><text:span text:style-name="Имя_20_собственное">Blackfin</text:span><text:span text:style-name="T3"> provides the dedicated hardware features to support operating systems</text:span><text:span text:style-name="T3"><text:note text:id="ftn7" text:note-class="footnote"><text:note-citation>1</text:note-citation><text:note-body><text:p text:style-name="Footnote"><text:s/><text:span text:style-name="T3">Core timer and software interrupt</text:span>.</text:p></text:note-body></text:note></text:span><text:span text:style-name="T3"> <text:s/>there is no need in special code to cover such features by software. Configuration file scmRTOS_target_cfg.h only includes several header files from </text:span><text:span text:style-name="Имя_20_собственное">VisualDSP++</text:span><text:span text:style-name="T3">, such as </text:span><text:s/>exception.h, pll.h, ccblkfn.h.</text:p>
      <text:p text:style-name="P14"><text:span text:style-name="T3">The rest of the configuration code is located in the function </text:span><text:span text:style-name="Мнемоника">main()</text:span><text:span text:style-name="T3">, where are the system timer is set up and the OS is started. </text:span></text:p>
      <text:p text:style-name="P14"><text:span text:style-name="T3">The source code of the function is shown on “</text:span><text:span text:style-name="Ссылка_20_на_20_название"><text:span text:style-name="T9"><text:sequence-ref text:reference-format="text" text:ref-name="refЛистинг4">Listing 5 System timer setting up and OS run</text:sequence-ref></text:span></text:span><text:span text:style-name="T3">”</text:span><text:span text:style-name="T9">.</text:span></text:p>
      <text:list xml:id="list43483621" text:continue-list="list43486579" text:style-name="WW8Num5">
        <text:list-item text:start-value="1">
          <text:p text:style-name="P46"><text:soft-page-break/>//------------------------------------------------------------------- <text:s text:c="10"/></text:p>
        </text:list-item>
        <text:list-item>
          <text:p text:style-name="P46">// <text:s text:c="77"/></text:p>
        </text:list-item>
        <text:list-item>
          <text:p text:style-name="P46">// <text:s/>System Timer setup and start <text:s text:c="47"/></text:p>
        </text:list-item>
        <text:list-item>
          <text:p text:style-name="P46">// <text:s text:c="77"/></text:p>
        </text:list-item>
        <text:list-item>
          <text:p text:style-name="P46">MMR32(TCNTL) <text:s text:c="2"/>= 1; <text:s text:c="7"/>// turn on the timer <text:s text:c="32"/></text:p>
        </text:list-item>
        <text:list-item>
          <text:p text:style-name="P46">MMR32(TSCALE) <text:s/>= 0; <text:s text:c="7"/>// <text:s text:c="50"/></text:p>
        </text:list-item>
        <text:list-item>
          <text:p text:style-name="P46">MMR32(TPERIOD) = 200111; <text:s text:c="2"/>// 5ns * 200 000 = 1 ms <text:s text:c="29"/></text:p>
        </text:list-item>
        <text:list-item>
          <text:p text:style-name="P46">MMR32(TCNTL) <text:s text:c="2"/>= 0x07; <text:s text:c="4"/>// run timer <text:s text:c="40"/></text:p>
        </text:list-item>
        <text:list-item>
          <text:p text:style-name="P46">//------------------------------------------------------------------- <text:s text:c="10"/></text:p>
        </text:list-item>
        <text:list-item>
          <text:p text:style-name="P46">// <text:s text:c="77"/></text:p>
        </text:list-item>
        <text:list-item>
          <text:p text:style-name="P46">// <text:s text:c="3"/>Register System Interrupt Handlers <text:s text:c="39"/></text:p>
        </text:list-item>
        <text:list-item>
          <text:p text:style-name="P46">// <text:s text:c="77"/></text:p>
        </text:list-item>
        <text:list-item>
          <text:p text:style-name="P46">// <text:s text:c="77"/></text:p>
        </text:list-item>
        <text:list-item>
          <text:p text:style-name="P46">register_handler_ex(ik_timer, OS::system_timer_isr, 1); <text:s text:c="24"/></text:p>
        </text:list-item>
        <text:list-item>
          <text:p text:style-name="P46">register_handler_ex(ik_ivg14, context_switcher_isr, 1); <text:s text:c="24"/></text:p>
        </text:list-item>
        <text:list-item>
          <text:p text:style-name="P46">//------------------------------------------------------------------- <text:s text:c="10"/></text:p>
        </text:list-item>
        <text:list-item>
          <text:p text:style-name="P46"><text:s text:c="80"/></text:p>
        </text:list-item>
        <text:list-item>
          <text:p text:style-name="P46">OS::run(); <text:s text:c="69"/></text:p>
        </text:list-item>
      </text:list>
      <text:p text:style-name="P19"><text:span text:style-name="НазваниеОбъекта"><text:span text:style-name="T13">Listing </text:span></text:span><text:span text:style-name="НазваниеОбъекта"><text:span text:style-name="T13"><text:sequence text:ref-name="refЛистинг4" text:name="Листинг" text:formula="ooow:Листинг+1" style:num-format="1">5</text:sequence></text:span></text:span><text:span text:style-name="НазваниеОбъекта"><text:span text:style-name="T13"> System timer setting up and OS run</text:span></text:span></text:p>
      <text:p text:style-name="Текст_20_абазца"/>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ing_20_1" style:display-name="Heading 1" style:family="paragraph" style:parent-style-name="Standard" style:next-style-name="Текст_20_абазца" style:default-outline-level="1" style:list-style-name="" style:class="text">
      <style:paragraph-properties fo:margin-left="0cm" fo:margin-right="0cm" fo:margin-top="1.693cm" fo:margin-bottom="0.847cm" fo:text-align="end" style:justify-single-word="false" fo:hyphenation-ladder-count="no-limit" fo:text-indent="0cm" style:auto-text-indent="false" fo:padding-left="0cm" fo:padding-right="0cm" fo:padding-top="0cm" fo:padding-bottom="0.035cm" fo:border="none" fo:keep-with-next="always">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list-style-name="" style:class="text">
      <style:paragraph-properties fo:margin-left="2.212cm" fo:margin-right="0cm" fo:margin-top="1.27cm" fo:margin-bottom="1.058cm" fo:hyphenation-ladder-count="no-limit" fo:text-indent="-1.577cm" style:auto-text-indent="false" style:border-line-width-bottom="0.002cm 0.035cm 0.002cm" fo:padding-left="0cm" fo:padding-right="0cm" fo:padding-top="0cm" fo:padding-bottom="0.035cm" fo:border-left="none" fo:border-right="none" fo:border-top="none" fo:border-bottom="0.06pt double #000000" fo:keep-with-next="always">
        <style:tab-stops>
          <style:tab-stop style:position="2.212cm"/>
        </style:tab-stops>
      </style:paragraph-properties>
      <style:text-properties style:font-name="Arial1" fo:font-size="20pt" fo:font-weight="bold" style:font-size-asian="20pt" style:font-weight-asian="bold" style:font-name-complex="Arial1"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list-style-name="" style:class="text">
      <style:paragraph-properties fo:margin-left="2.815cm" fo:margin-right="2cm" fo:margin-top="0.847cm" fo:margin-bottom="0.635cm" fo:hyphenation-ladder-count="no-limit" fo:text-indent="-1.545cm" style:auto-text-indent="false" fo:keep-with-next="always">
        <style:tab-stops>
          <style:tab-stop style:position="2.815cm"/>
        </style:tab-stops>
      </style:paragraph-properties>
      <style:text-properties style:font-name="Arial1" fo:font-size="14pt" fo:font-weight="bold" style:font-size-asian="13pt" style:font-weight-asian="bold" style:font-name-complex="Arial1"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left="3.519cm" fo:margin-right="0cm" fo:margin-top="0.42cm" fo:margin-bottom="0.409cm" fo:hyphenation-ladder-count="no-limit" fo:text-indent="-1.614cm" style:auto-text-indent="false" fo:background-color="transparent" fo:keep-with-next="always">
        <style:tab-stops>
          <style:tab-stop style:position="3.519cm"/>
        </style:tab-stops>
        <style:background-image/>
      </style:paragraph-properties>
      <style:text-properties fo:font-size="14pt" style:text-underline-style="solid" style:text-underline-width="auto" style:text-underline-color="font-color"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1" fo:font-size="11pt" style:font-size-asian="11pt" style:font-name-complex="Arial1" style:font-size-complex="11pt"/>
    </style:style>
    <style:style style:name="Предисловие" style:family="paragraph" style:parent-style-name="Standard">
      <style:paragraph-properties fo:margin-top="0.847cm" fo:margin-bottom="0.635cm" fo:padding-left="0cm" fo:padding-right="0cm" fo:padding-top="0cm" fo:padding-bottom="0.035cm" fo:border="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size="10pt" style:font-size-asian="10pt" style:font-name-complex="Arial1"/>
    </style:style>
    <style:style style:name="Footer" style:family="paragraph" style:parent-style-name="Standard" style:class="extra">
      <style:paragraph-properties fo:margin-left="0cm" fo:margin-right="0.009cm" fo:margin-top="0.423cm" fo:margin-bottom="0cm"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size="10pt" style:font-size-asian="10pt" style:font-name-complex="Arial1"/>
    </style:style>
    <style:style style:name="Текст_20_абазца" style:display-name="Текст абазца" style:family="paragraph" style:parent-style-name="Standard">
      <style:paragraph-properties fo:margin-left="0cm" fo:margin-right="0cm" fo:margin-top="0.212cm" fo:margin-bottom="0.212cm" fo:line-height="130%" fo:text-align="justify" style:justify-single-word="false" fo:text-indent="1.501cm" style:auto-text-indent="false"/>
      <style:text-properties style:font-name="Times New Roman1" fo:font-size="12pt" style:font-size-asian="10.5pt"/>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size="36pt" fo:font-style="normal" style:font-size-asian="36pt" style:font-style-asian="normal" style:font-name-complex="Times New Roman" style:font-style-complex="normal"/>
    </style:style>
    <style:style style:name="Марк._20_список" style:display-name="Марк. список" style:family="paragraph" style:parent-style-name="Текст_20_абазца">
      <style:paragraph-properties fo:margin-left="2.715cm" fo:margin-right="0cm" fo:margin-top="0.106cm" fo:margin-bottom="0.106cm" fo:line-height="100%" fo:text-indent="-0.725cm" style:auto-text-indent="false">
        <style:tab-stops>
          <style:tab-stop style:position="2.715cm"/>
        </style:tab-stops>
      </style:paragraph-properties>
      <style:text-properties style:font-name="Arial1" fo:font-size="10pt" style:font-size-asian="10pt" style:font-name-complex="Arial1"/>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style:master-page-name="">
      <style:paragraph-properties fo:margin-left="-0.374cm" fo:margin-right="-0.007cm" fo:hyphenation-ladder-count="no-limit" fo:text-indent="0cm" style:auto-text-indent="false" style:page-number="auto" fo:background-color="#f3f3f3" style:border-line-width-left="0.002cm 0.035cm 0.002cm" style:border-line-width-right="0.002cm 0.035cm 0.002cm" fo:padding-left="0.353cm" fo:padding-right="0.353cm" fo:padding-top="0cm" fo:padding-bottom="0cm" fo:border-left="0.06pt double #000000" fo:border-right="0.06pt double #000000" fo:border-top="none" fo:border-bottom="none" style:shadow="none" fo:keep-with-next="always">
        <style:tab-stops>
          <style:tab-stop style:position="0.529cm"/>
        </style:tab-stops>
        <style:background-image/>
      </style:paragraph-properties>
      <style:text-properties style:font-name="Courier New" fo:font-size="9pt" fo:language="en" fo:country="US" style:font-size-asian="9pt" style:font-name-complex="Courier New"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fo:line-height="100%" fo:text-align="start" style:justify-single-word="false" fo:text-indent="0cm" style:auto-text-indent="false"/>
      <style:text-properties fo:font-size="10pt" fo:language="en" fo:country="US"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size="10pt" fo:font-weight="bold" style:font-size-asian="10pt" style:font-weight-asian="bold" style:font-name-complex="Arial1" style:font-weight-complex="bold"/>
    </style:style>
    <style:style style:name="Нум._20_список" style:display-name="Нум. список" style:family="paragraph" style:parent-style-name="Текст_20_абазца">
      <style:paragraph-properties fo:line-height="100%"/>
      <style:text-properties style:font-name="Arial1" fo:font-size="10pt" style:font-size-asian="10pt" style:font-name-complex="Arial1"/>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fo:text-indent="-0.85cm" style:auto-text-indent="false">
        <style:tab-stops>
          <style:tab-stop style:position="15.983c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style style:name="Нум.Список_20_таблицы" style:display-name="Нум.Список таблицы" style:family="paragraph" style:parent-style-name="Текст_20_абазца">
      <style:paragraph-properties fo:margin-left="0.684cm" fo:margin-right="0cm" fo:text-indent="1.501cm" style:auto-text-indent="false">
        <style:tab-stops>
          <style:tab-stop style:position="0.684cm"/>
        </style:tab-stops>
      </style:paragraph-properties>
      <style:text-properties style:font-name="Arial1" fo:font-size="10pt" style:font-size-asian="10pt" style:font-name-complex="Arial1" style:font-size-complex="10pt"/>
    </style:style>
    <style:style style:name="Разделитель_20__22_звездочки_22_" style:display-name="Разделитель &quot;звездочки&quot;" style:family="paragraph" style:parent-style-name="Текст_20_абазца">
      <style:paragraph-properties fo:margin-left="0cm" fo:margin-right="0cm" fo:margin-top="0.847cm" fo:margin-bottom="0.212cm" fo:text-align="center" style:justify-single-word="false" fo:text-indent="0cm" style:auto-text-indent="false" fo:keep-with-next="always"/>
    </style:style>
    <style:style style:name="Приложение" style:family="paragraph" style:parent-style-name="Предисловие" style:next-style-name="Текст_20_абазца">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style style:name="Продолжение_20_списка_20_2" style:display-name="Продолжение списка 2" style:family="paragraph" style:parent-style-name="Standard">
      <style:paragraph-properties fo:margin-left="0.998cm" fo:margin-right="0cm" fo:margin-top="0cm" fo:margin-bottom="0.212cm"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fo:text-indent="0cm" style:auto-text-indent="false"/>
    </style:style>
    <style:style style:name="Прил.Заг2" style:family="paragraph" style:parent-style-name="Standard">
      <style:paragraph-properties fo:margin-left="3.217cm" fo:margin-right="0cm" fo:text-indent="-1.947cm" style:auto-text-indent="false"/>
      <style:text-properties style:font-name="Arial1" fo:font-size="20pt" fo:font-weight="bold" style:font-size-asian="20pt" style:font-weight-asian="bold" style:font-name-complex="Arial1" style:font-size-complex="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padding="0.049cm" fo:border-left="none" fo:border-right="none" fo:border-top="0.99pt solid #000000" fo:border-bottom="0.99pt solid #00000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WW8Num4z0" style:family="text">
      <style:text-properties style:font-name="Symbol"/>
    </style:style>
    <style:style style:name="WW8Num4z5" style:family="text">
      <style:text-properties style:font-name="Wingdings"/>
    </style:style>
    <style:style style:name="WW8Num4z7" style:family="text">
      <style:text-properties style:font-name="Courier New"/>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size="10pt" fo:language="en" fo:country="US" fo:font-weight="bold" style:font-size-asian="10.5pt" style:font-weight-asian="bold" style:font-name-complex="Courier New" style:font-size-complex="10pt" style:font-weight-complex="bold"/>
    </style:style>
    <style:style style:name="НазваниеОбъекта" style:family="text" style:parent-style-name="Основной_20_шрифт_20_абзаца">
      <style:text-properties style:font-name="Times New Roman"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fo:language="ru" fo:country="RU"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size="10pt" fo:font-weight="bold" style:font-name-asian="Times New Roman" style:font-size-asian="10pt" style:font-weight-asian="bold" style:font-name-complex="Times New Roman" style:font-size-complex="10pt" style:language-complex="ar" style:country-complex="SA" style:font-weight-complex="bold"/>
    </style:style>
    <style:style style:name="Имя_20_собственное" style:display-name="Имя собственное" style:family="text">
      <style:text-properties style:font-name="Arial1" fo:font-size="11pt" fo:language="en" fo:country="US" fo:font-weight="bold" style:font-size-asian="11pt" style:font-weight-asian="bold" style:font-size-complex="11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1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language="en" fo:country="US" fo:font-style="italic" fo:font-weight="bold" style:font-style-asian="italic" style:font-weight-asian="bold" style:font-name-complex="Courier New" style:font-style-complex="italic" style:font-weight-complex="bold"/>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1.799cm" fo:margin-bottom="1.799cm" fo:margin-left="4.001cm" fo:margin-right="1.499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1" style:print-orientation="portrait" fo:margin-top="1.799cm" fo:margin-bottom="1.799cm" fo:margin-left="4.001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9</text:page-number></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header>
        <text:p text:style-name="MP1">scmRTOS</text:p>
      </style:header>
      <style:footer>
        <text:p text:style-name="MP2"><text:page-number text:select-page="current">8</text:page-number></text:p>
      </style:footer>
    </style:master-page>
    <style:master-page style:name="Right_20_Page" style:display-name="Right Page" style:page-layout-name="Mpm4" style:next-style-name="Left_20_Page">
      <style:header>
        <text:p text:style-name="MP1">Blackfin/VisualDSP++</text:p>
      </style:header>
      <style:footer>
        <text:p text:style-name="MP3"><text:page-number text:select-page="current">9</text:page-number></text:p>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07T18:03:28.46</meta:creation-date>
    <dc:date>2011-12-28T23:36:38.12</dc:date>
    <meta:editing-duration>P3DT10H46M9S</meta:editing-duration>
    <meta:editing-cycles>152</meta:editing-cycles>
    <meta:generator>LibreOffice/3.4$Win32 LibreOffice_project/340m1$Build-402</meta:generator>
    <meta:document-statistic meta:table-count="2" meta:image-count="0" meta:object-count="0" meta:page-count="9" meta:paragraph-count="152" meta:word-count="1333" meta:character-count="10836" meta:non-whitespace-character-count="7594"/>
  </office:meta>
</office:document-meta>
</file>